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4.35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14.605cm" svg:x="1cm" svg:y="1cm">
          <draw:text-box>
            <text:p>Change **input resistance** in a voltage amplifier to tune the gain</text:p>
            <text:p><text:tab/>- Is it wrong to put the resistor in parallel with the load?</text:p>
            <text:p/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4T16:17:12.640226790</meta:creation-date>
    <meta:generator>LibreOffice/7.3.7.2$Linux_X86_64 LibreOffice_project/30$Build-2</meta:generator>
    <dc:date>2024-01-26T09:54:29.623844033</dc:date>
    <meta:editing-duration>PT10M36S</meta:editing-duration>
    <meta:editing-cycles>2</meta:editing-cycles>
    <meta:document-statistic meta:object-count="1"/>
  </office:meta>
</office:document-meta>
</file>